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Text_20_body">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language="sv" fo:country="SE"/>
    </style:style>
    <style:style style:name="P4" style:family="paragraph" style:parent-style-name="Title">
      <style:paragraph-properties fo:line-height="115%" fo:break-before="auto" fo:break-after="auto" style:writing-mode="lr-tb"/>
      <style:text-properties fo:language="sv" fo:country="SE"/>
    </style:style>
    <style:style style:name="P5" style:family="paragraph" style:parent-style-name="Subtitle">
      <style:paragraph-properties fo:line-height="115%" fo:break-before="auto" fo:break-after="auto" style:writing-mode="lr-tb"/>
      <style:text-properties fo:language="sv" fo:country="SE"/>
    </style:style>
    <style:style style:name="P6" style:family="paragraph" style:parent-style-name="Standard" style:master-page-name="Standard">
      <style:paragraph-properties fo:line-height="115%" style:page-number="auto" fo:break-before="auto" fo:break-after="auto" style:writing-mode="lr-tb"/>
      <style:text-properties fo:language="sv" fo:country="SE"/>
    </style:style>
    <style:style style:name="P7" style:family="paragraph" style:parent-style-name="Standard">
      <style:paragraph-properties fo:line-height="115%" style:writing-mode="lr-tb"/>
      <style:text-properties fo:language="sv" fo:country="SE"/>
    </style:style>
    <style:style style:name="P8" style:family="paragraph" style:parent-style-name="Standard">
      <style:paragraph-properties fo:line-height="115%" style:writing-mode="lr-tb"/>
    </style:style>
    <style:style style:name="P9"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10" style:family="paragraph" style:parent-style-name="Standard">
      <style:paragraph-properties fo:line-height="115%" fo:break-before="auto" fo:break-after="auto" style:writing-mode="lr-tb"/>
      <style:text-properties fo:language="sv" fo:country="SE"/>
    </style:style>
    <style:style style:name="P11" style:family="paragraph" style:parent-style-name="Heading_20_1">
      <style:paragraph-properties fo:line-height="115%" fo:break-before="auto" fo:break-after="auto" style:writing-mode="lr-tb"/>
      <style:text-properties fo:language="sv" fo:country="SE"/>
    </style:style>
    <style:style style:name="P12" style:family="paragraph" style:parent-style-name="Heading_20_2">
      <style:paragraph-properties fo:line-height="115%" fo:break-before="auto" fo:break-after="auto" style:writing-mode="lr-tb"/>
      <style:text-properties fo:language="sv" fo:country="SE"/>
    </style:style>
    <style:style style:name="P13" style:family="paragraph" style:parent-style-name="Heading_20_3">
      <style:paragraph-properties fo:line-height="115%" fo:break-before="auto" fo:break-after="auto" style:writing-mode="lr-tb"/>
    </style:style>
    <style:style style:name="P14" style:family="paragraph" style:parent-style-name="Heading_20_3">
      <style:paragraph-properties fo:line-height="115%" fo:break-before="auto" fo:break-after="auto" style:writing-mode="lr-tb"/>
      <style:text-properties fo:language="sv" fo:country="SE"/>
    </style:style>
    <style:style style:name="P15" style:family="paragraph" style:parent-style-name="Heading_20_3">
      <style:paragraph-properties fo:line-height="115%"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text:bookmark text:name="h.9hbf97vdatia"/><text:span text:style-name="T2">Kravspecifikation -<text:line-break/></text:span><text:span text:style-name="T3">ramundboende.se</text:span> </text:p>
      <text:h text:style-name="P12" text:outline-level="10"><text:bookmark text:name="h.2u43ko2w7mce"/>Referenser</text:h>
      <text:p text:style-name="Heading_20_3"><text:a xlink:type="simple" xlink:href="https://github.com/mg222cd/Mjukvaruutvecklingsprojekt1/blob/master/dokumentation/Vision.pdf" office:target-frame-name="_blank" xlink:show="new"><text:span text:style-name="T4">Vision</text:span></text:a></text:p>
      <text:p text:style-name="P3">Här beskrivs bakgrund, användargrupper och baskrav.</text:p>
      <text:h text:style-name="P13" text:outline-level="10"><text:bookmark text:name="h.h3ack38lxhif"/><text:a xlink:type="simple" xlink:href="https://github.com/mg222cd/Mjukvaruutvecklingsprojekt1/blob/master/dokumentation/Kravlista.ods"><text:span text:style-name="T1">Krav</text:span></text:a></text:h>
      <text:p text:style-name="P3">Kraven ordnade i prioritetsordning med status och referenser</text:p>
      <text:p text:style-name="P5"><text:bookmark text:name="h.5zwd0613927x"/>Aktörer</text:p>
      <text:h text:style-name="P12" text:outline-level="10"><text:bookmark text:name="h.v4hcg25bma5z"/>Primära Aktörer</text:h>
      <text:h text:style-name="P14" text:outline-level="10"><text:bookmark text:name="h.yem8uppg9hur"/>2 Administratör - Avancerad användare</text:h>
      <text:p text:style-name="P3">Vill administrera hela sidans innehåll via administratörspanelen. Vill kunna lägga till, ta bort och ändra texter och bilder. Vill kunna administrera blogginlägg och granska/publicera kommentarer från besökare. Vill även gärna kunna administrera sidan med bokningar.</text:p>
      <text:h text:style-name="P14" text:outline-level="10">2 Webbplatsbesökare</text:h>
      <text:p text:style-name="P8"><text:span text:style-name="T4">Besöker webbplatsen och vill kunna överskåda innehåll, läsa texter och titta på bilder. Vill veta vad som hyrs ut, vad det kostar och hur man bokar. Vill på ett enkelt sätt kunna kontakta företaget.</text:span></text:p>
      <text:h text:style-name="P14" text:outline-level="10">2 Kund </text:h>
      <text:p text:style-name="P8"><text:span text:style-name="T4">Besöker webbplatsen och vill snabbt se vilka veckor som finns bokningsbara och vad de kostar. Vill att bokningsfunktionen ska vara välbekant och likna andra bokningsfunktioner. Vill få information om vad de förväntas göra och hur praktiska saker som betalning, nyckelutlämning, ev avbokning osv går till. Vill direkt få bekräftat att bokningen utförts.</text:span></text:p>
      <text:h text:style-name="P12" text:outline-level="10"><text:bookmark text:name="h.nhaazms8popg"/>Stödjande Aktörer</text:h>
      <text:h text:style-name="P14" text:outline-level="10">Ramundbergets Alpina AB</text:h>
      <text:p text:style-name="P3">Utför idag bokningar åt kunden. Vill få information när en bokning gjorts.</text:p>
      <text:h text:style-name="P12" text:outline-level="10"><text:bookmark text:name="h.hrjiqqxg4bu"/><text:soft-page-break/>Offstage Aktörer</text:h>
      <text:h text:style-name="P14" text:outline-level="10">Andra stuguthyrare, befintliga kunder.</text:h>
      <text:p text:style-name="P3">Vill bli erbjudna att på sina sidor få bokningspluginet.</text:p>
      <text:h text:style-name="P14" text:outline-level="10">Andra stuguthyrare, potentiella kunder</text:h>
      <text:p text:style-name="P3">Vill eventuellt ha liknande bokningsfunktionalitet på sina webbplatser.</text:p>
      <text:h text:style-name="P14" text:outline-level="10">Handikappförbunden</text:h>
      <text:p text:style-name="P2"><text:span text:style-name="T5">Det ligger i deras intresse att webbsidorna följer deras rekommendationer för Tillgängliga webbsidor </text:span><text:a xlink:type="simple" xlink:href="http://www.hso.se/vi-ar-handikappforbunden/Om-den-har-sidan/Tillgangliga-webbsidor/"><text:span text:style-name="T5">http://www.hso.se/vi-ar-handikappforbunden/Om-den-har-sidan/Tillgangliga-webbsidor/</text:span></text:a><text:span text:style-name="T5"> </text:span></text:p>
      <text:p text:style-name="P5"><text:bookmark text:name="h.1hu0qst5bo2j"/>Funktionella Krav<text:bookmark text:name="id.cg7p5ld4glcr"/></text:p>
      <text:h text:style-name="P14" text:outline-level="10">F1 Blogg </text:h>
      <text:h text:style-name="P7" text:outline-level="10">Sidan ska innehålla en blogg som administratören kan ändra och uppdatera.</text:h>
      <text:h text:style-name="P14" text:outline-level="10">F2 Uppdateringar</text:h>
      <text:h text:style-name="P15" text:outline-level="10"><text:bookmark text:name="h.tn27xxw8i1ag"/>F3 Bokning </text:h>
      <text:h text:style-name="P14" text:outline-level="10">F4 Kontaktformulär</text:h>
      <text:h text:style-name="P14" text:outline-level="10">F5 Responsiv design </text:h>
      <text:h text:style-name="P15" text:outline-level="10">F6 Facebook och twitter</text:h>
      <text:p text:style-name="P1"/>
      <text:h text:style-name="P11" text:outline-level="10"><text:bookmark text:name="h.26nr5xk0tzzy"/>Användningsfall</text:h>
      <text:h text:style-name="P12" text:outline-level="10"/>
      <text:p text:style-name="P5"><text:bookmark text:name="h.7qrwda2e8ild"/>Ickefunktionella Krav</text:p>
      <text:h text:style-name="P12" text:outline-level="10"><text:bookmark text:name="h.a2drozhnbotv"/>Begränsningar</text:h>
      <text:h text:style-name="P14" text:outline-level="10">B1 Implementation</text:h>
      <text:p text:style-name="P3"><text:soft-page-break/>Hela webbsidan ska implementeras och anpassas och implementeras för WordPress. </text:p>
      <text:h text:style-name="P14" text:outline-level="10">B2 Tekniker</text:h>
      <text:p text:style-name="P3">Tekniker som ska användas är php, html5, css, javascript och mySQL.</text:p>
      <text:h text:style-name="P14" text:outline-level="10">B3 Validering</text:h>
      <text:p text:style-name="P1">Sidan ska klara W3Cs valideringskrav.</text:p>
      <text:h text:style-name="P11" text:outline-level="10"><text:bookmark text:name="h.syeocx1o0ruu"/>Kvalitetskrav</text:h>
      <text:h text:style-name="P12" text:outline-level="10">Användbarhet</text:h>
      <text:h text:style-name="P12" text:outline-level="10"><text:bookmark text:name="h.i5ihpsyabxqk"/>Tillgänglighet</text:h>
      <text:h text:style-name="P14" text:outline-level="10">T1 Tillgänglighetskrav</text:h>
      <text:h text:style-name="P9" text:outline-level="10"/>
      <text:h text:style-name="P12" text:outline-level="10">Säkerhet</text:h>
      <text:h text:style-name="P14" text:outline-level="10">S1 Säkerhetskrav</text:h>
      <text:p text:style-name="P1">Sidan ska i största möjliga mån skyddas från attacker utifrån med validering både på server och klient. Noggrann validering av kontaktformulär och säker kommunikation med databa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83</meta:editing-cycles>
    <dc:date>2014-04-14T12:43:27</dc:date>
    <meta:editing-duration>PT11H51M56S</meta:editing-duration>
    <meta:print-date>2013-12-12T13:32:32</meta:print-date>
    <meta:document-statistic meta:table-count="0" meta:image-count="0" meta:object-count="0" meta:page-count="3" meta:paragraph-count="48" meta:word-count="310" meta:character-count="2330"/>
  </office:meta>
</office:document-meta>
</file>